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]=1)    AND    ([.D2]=1)    AND    ([.G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]=1)    AND    ([.D3]=1)    AND    ([.G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]=1)    AND    ([.D4]=1)    AND    ([.G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]=1)    AND    ([.D5]=1)    AND    ([.G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]=1)    AND    ([.D6]=1)    AND    ([.G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]=1)    AND    ([.D7]=1)    AND    ([.G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]=1)    AND    ([.D8]=1)    AND    ([.G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]=1)    AND    ([.D9]=1)    AND    ([.G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]=1)    AND    ([.D10]=1)    AND    ([.G1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]=1)    AND    ([.D11]=1)    AND    ([.G1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]=1)    AND    ([.D12]=1)    AND    ([.G1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]=1)    AND    ([.D13]=1)    AND    ([.G1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]=1)    AND    ([.D14]=1)    AND    ([.G1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5]=1)    AND    ([.D15]=1)    AND    ([.G1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6]=1)    AND    ([.D16]=1)    AND    ([.G1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7]=1)    AND    ([.D17]=1)    AND    ([.G1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8]=1)    AND    ([.D18]=1)    AND    ([.G1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9]=1)    AND    ([.D19]=1)    AND    ([.G1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0]=1)    AND    ([.D20]=1)    AND    ([.G20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1]=1)    AND    ([.D21]=1)    AND    ([.G2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2]=1)    AND    ([.D22]=1)    AND    ([.G2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3]=1)    AND    ([.D23]=1)    AND    ([.G2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4]=1)    AND    ([.D24]=1)    AND    ([.G2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5]=1)    AND    ([.D25]=1)    AND    ([.G2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6]=1)    AND    ([.D26]=1)    AND    ([.G26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7]=1)    AND    ([.D27]=1)    AND    ([.G2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8]=1)    AND    ([.D28]=1)    AND    ([.G2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9]=1)    AND    ([.D29]=1)    AND    ([.G2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0]=1)    AND    ([.D30]=1)    AND    ([.G3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1]=1)    AND    ([.D31]=1)    AND    ([.G3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2]=1)    AND    ([.D32]=1)    AND    ([.G3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3]=1)    AND    ([.D33]=1)    AND    ([.G3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4]=1)    AND    ([.D34]=1)    AND    ([.G3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5]=1)    AND    ([.D35]=1)    AND    ([.G3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6]=1)    AND    ([.D36]=1)    AND    ([.G3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7]=1)    AND    ([.D37]=1)    AND    ([.G3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8]=1)    AND    ([.D38]=1)    AND    ([.G3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9]=1)    AND    ([.D39]=1)    AND    ([.G3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0]=1)    AND    ([.D40]=1)    AND    ([.G40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1]=1)    AND    ([.D41]=1)    AND    ([.G4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2]=1)    AND    ([.D42]=1)    AND    ([.G4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3]=1)    AND    ([.D43]=1)    AND    ([.G4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4]=1)    AND    ([.D44]=1)    AND    ([.G4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5]=1)    AND    ([.D45]=1)    AND    ([.G4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6]=1)    AND    ([.D46]=1)    AND    ([.G4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7]=1)    AND    ([.D47]=1)    AND    ([.G4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8]=1)    AND    ([.D48]=1)    AND    ([.G4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9]=1)    AND    ([.D49]=1)    AND    ([.G4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0]=1)    AND    ([.D50]=1)    AND    ([.G5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1]=1)    AND    ([.D51]=1)    AND    ([.G5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2]=1)    AND    ([.D52]=1)    AND    ([.G5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3]=1)    AND    ([.D53]=1)    AND    ([.G5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4]=1)    AND    ([.D54]=1)    AND    ([.G5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5]=1)    AND    ([.D55]=1)    AND    ([.G5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6]=1)    AND    ([.D56]=1)    AND    ([.G56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7]=1)    AND    ([.D57]=1)    AND    ([.G5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8]=1)    AND    ([.D58]=1)    AND    ([.G5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9]=1)    AND    ([.D59]=1)    AND    ([.G59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0]=1)    AND    ([.D60]=1)    AND    ([.G6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1]=1)    AND    ([.D61]=1)    AND    ([.G6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2]=1)    AND    ([.D62]=1)    AND    ([.G6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3]=1)    AND    ([.D63]=1)    AND    ([.G6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4]=1)    AND    ([.D64]=1)    AND    ([.G6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5]=1)    AND    ([.D65]=1)    AND    ([.G6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6]=1)    AND    ([.D66]=1)    AND    ([.G66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7]=1)    AND    ([.D67]=1)    AND    ([.G6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8]=1)    AND    ([.D68]=1)    AND    ([.G6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9]=1)    AND    ([.D69]=1)    AND    ([.G6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0]=1)    AND    ([.D70]=1)    AND    ([.G7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1]=1)    AND    ([.D71]=1)    AND    ([.G7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2]=1)    AND    ([.D72]=1)    AND    ([.G7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3]=1)    AND    ([.D73]=1)    AND    ([.G7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4]=1)    AND    ([.D74]=1)    AND    ([.G7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5]=1)    AND    ([.D75]=1)    AND    ([.G7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6]=1)    AND    ([.D76]=1)    AND    ([.G7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7]=1)    AND    ([.D77]=1)    AND    ([.G77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8]=1)    AND    ([.D78]=1)    AND    ([.G7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9]=1)    AND    ([.D79]=1)    AND    ([.G7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0]=1)    AND    ([.D80]=1)    AND    ([.G8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1]=1)    AND    ([.D81]=1)    AND    ([.G8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2]=1)    AND    ([.D82]=1)    AND    ([.G8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3]=1)    AND    ([.D83]=1)    AND    ([.G8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4]=1)    AND    ([.D84]=1)    AND    ([.G8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5]=1)    AND    ([.D85]=1)    AND    ([.G8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6]=1)    AND    ([.D86]=1)    AND    ([.G8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7]=1)    AND    ([.D87]=1)    AND    ([.G8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8]=1)    AND    ([.D88]=1)    AND    ([.G8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9]=1)    AND    ([.D89]=1)    AND    ([.G8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0]=1)    AND    ([.D90]=1)    AND    ([.G9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1]=1)    AND    ([.D91]=1)    AND    ([.G9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2]=1)    AND    ([.D92]=1)    AND    ([.G9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3]=1)    AND    ([.D93]=1)    AND    ([.G9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4]=1)    AND    ([.D94]=1)    AND    ([.G9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5]=1)    AND    ([.D95]=1)    AND    ([.G9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6]=1)    AND    ([.D96]=1)    AND    ([.G9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7]=1)    AND    ([.D97]=1)    AND    ([.G9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8]=1)    AND    ([.D98]=1)    AND    ([.G9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9]=1)    AND    ([.D99]=1)    AND    ([.G9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0]=1)    AND    ([.D100]=1)    AND    ([.G10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1]=1)    AND    ([.D101]=1)    AND    ([.G10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2]=1)    AND    ([.D102]=1)    AND    ([.G10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3]=1)    AND    ([.D103]=1)    AND    ([.G10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4]=1)    AND    ([.D104]=1)    AND    ([.G10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5]=1)    AND    ([.D105]=1)    AND    ([.G10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6]=1)    AND    ([.D106]=1)    AND    ([.G10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7]=1)    AND    ([.D107]=1)    AND    ([.G10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8]=1)    AND    ([.D108]=1)    AND    ([.G10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9]=1)    AND    ([.D109]=1)    AND    ([.G10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0]=1)    AND    ([.D110]=1)    AND    ([.G110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1]=1)    AND    ([.D111]=1)    AND    ([.G11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2]=1)    AND    ([.D112]=1)    AND    ([.G11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3]=1)    AND    ([.D113]=1)    AND    ([.G11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4]=1)    AND    ([.D114]=1)    AND    ([.G11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5]=1)    AND    ([.D115]=1)    AND    ([.G11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6]=1)    AND    ([.D116]=1)    AND    ([.G11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7]=1)    AND    ([.D117]=1)    AND    ([.G11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8]=1)    AND    ([.D118]=1)    AND    ([.G11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9]=1)    AND    ([.D119]=1)    AND    ([.G11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0]=1)    AND    ([.D120]=1)    AND    ([.G12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1]=1)    AND    ([.D121]=1)    AND    ([.G12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2]=1)    AND    ([.D122]=1)    AND    ([.G12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3]=1)    AND    ([.D123]=1)    AND    ([.G12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4]=1)    AND    ([.D124]=1)    AND    ([.G124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5]=1)    AND    ([.D125]=1)    AND    ([.G12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6]=1)    AND    ([.D126]=1)    AND    ([.G12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7]=1)    AND    ([.D127]=1)    AND    ([.G12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8]=1)    AND    ([.D128]=1)    AND    ([.G12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9]=1)    AND    ([.D129]=1)    AND    ([.G12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0]=1)    AND    ([.D130]=1)    AND    ([.G13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1]=1)    AND    ([.D131]=1)    AND    ([.G13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2]=1)    AND    ([.D132]=1)    AND    ([.G13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3]=1)    AND    ([.D133]=1)    AND    ([.G13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4]=1)    AND    ([.D134]=1)    AND    ([.G13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5]=1)    AND    ([.D135]=1)    AND    ([.G13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6]=1)    AND    ([.D136]=1)    AND    ([.G13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7]=1)    AND    ([.D137]=1)    AND    ([.G13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8]=1)    AND    ([.D138]=1)    AND    ([.G13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9]=1)    AND    ([.D139]=1)    AND    ([.G13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0]=1)    AND    ([.D140]=1)    AND    ([.G14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1]=1)    AND    ([.D141]=1)    AND    ([.G14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2]=1)    AND    ([.D142]=1)    AND    ([.G14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3]=1)    AND    ([.D143]=1)    AND    ([.G14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4]=1)    AND    ([.D144]=1)    AND    ([.G14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5]=1)    AND    ([.D145]=1)    AND    ([.G14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6]=1)    AND    ([.D146]=1)    AND    ([.G14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7]=1)    AND    ([.D147]=1)    AND    ([.G14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8]=1)    AND    ([.D148]=1)    AND    ([.G14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9]=1)    AND    ([.D149]=1)    AND    ([.G14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50]=1)    AND    ([.D150]=1)    AND    ([.G15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51]=1)    AND    ([.D151]=1)    AND    ([.G151]=1)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9:35:43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7:45:52.511000000</meta:creation-date>
    <dc:date>2021-03-19T17:52:50.893000000</dc:date>
    <meta:editing-duration>PT6M59S</meta:editing-duration>
    <meta:editing-cycles>1</meta:editing-cycles>
    <meta:generator>LibreOffice/6.4.6.2$Windows_X86_64 LibreOffice_project/0ce51a4fd21bff07a5c061082cc82c5ed232f115</meta:generator>
    <meta:document-statistic meta:table-count="1" meta:cell-count="1510" meta:object-count="0"/>
  </office:meta>
</office:document-meta>
</file>